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3" svg:font-family="'Latin Modern Sans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05cm"/>
    </style:style>
    <style:style style:name="gr2" style:family="graphic" style:parent-style-name="standard">
      <style:graphic-properties draw:stroke="none" draw:fill="none" fo:min-height="1.049cm"/>
    </style:style>
    <style:style style:name="P1" style:family="paragraph">
      <loext:graphic-properties draw:fill="none"/>
    </style:style>
    <style:style style:name="T1" style:family="text">
      <style:text-properties style:font-name="Latin Modern Sans3" fo:font-weight="bold" style:font-weight-asian="bold" style:font-weight-complex="bold"/>
    </style:style>
    <style:style style:name="T2" style:family="text">
      <style:text-properties style:font-name="Latin Modern Mono2"/>
    </style:style>
    <style:style style:name="T3" style:family="text">
      <style:text-properties fo:color="#3333ff" style:font-name="Latin Modern Mono2"/>
    </style:style>
    <style:style style:name="T4" style:family="text">
      <style:text-properties fo:color="#ff3333" style:font-name="Latin Modern Mono2"/>
    </style:style>
    <style:style style:name="T5" style:family="text">
      <style:text-properties fo:color="#808080" style:font-name="Latin Modern Mono2"/>
    </style:style>
    <style:style style:name="T6" style:family="text">
      <style:text-properties fo:color="#ff3333" style:font-name="Latin Modern Sans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3cm" svg:height="4.952cm" svg:x="0.3cm" svg:y="1.694cm">
          <draw:text-box>
            <text:p><text:span text:style-name="T1">code avant injection</text:span></text:p>
            <text:p><text:span text:style-name="T2"><text:s text:c="2"/></text:span><text:span text:style-name="T2">400586:</text:span><text:span text:style-name="T2"><text:tab/></text:span><text:span text:style-name="T2">55 <text:s text:c="18"/></text:span><text:span text:style-name="T2"><text:tab/></text:span><text:span text:style-name="T2">push <text:s text:c="2"/>%rbp</text:span></text:p>
            <text:p><text:span text:style-name="T2"><text:s text:c="2"/></text:span><text:span text:style-name="T2">400587:</text:span><text:span text:style-name="T2"><text:tab/></text:span><text:span text:style-name="T2">48 89 e5 <text:s text:c="12"/></text:span><text:span text:style-name="T2"><text:tab/></text:span><text:span text:style-name="T2">mov <text:s text:c="3"/>%rsp,%rbp</text:span></text:p>
            <text:p><text:span text:style-name="T3"><text:s text:c="2"/></text:span><text:span text:style-name="T3">40058a</text:span><text:span text:style-name="T2">:</text:span><text:span text:style-name="T2"><text:tab/></text:span><text:span text:style-name="T2">48 83 ec 10 <text:s text:c="9"/></text:span><text:span text:style-name="T2"><text:tab/></text:span><text:span text:style-name="T2">sub <text:s text:c="3"/>$0x10,%rsp</text:span></text:p>
            <text:p><text:span text:style-name="T2"><text:s text:c="2"/></text:span><text:span text:style-name="T2">40058e:</text:span><text:span text:style-name="T2"><text:tab/></text:span><text:span text:style-name="T2">89 7d fc <text:s text:c="12"/></text:span><text:span text:style-name="T2"><text:tab/></text:span><text:span text:style-name="T2">mov <text:s text:c="3"/>%edi,-0x4(%rbp)</text:span></text:p>
            <text:p><text:span text:style-name="T2"><text:s text:c="2"/></text:span><text:span text:style-name="T2">400591:</text:span><text:span text:style-name="T2"><text:tab/></text:span><text:span text:style-name="T2">48 89 75 f0 <text:s text:c="9"/></text:span><text:span text:style-name="T2"><text:tab/></text:span><text:span text:style-name="T2">mov <text:s text:c="3"/>%rsi,-0x10(%rbp)</text:span></text:p>
            <text:p><text:span text:style-name="T2"/></text:p>
          </draw:text-box>
        </draw:frame>
        <draw:frame draw:style-name="gr1" draw:text-style-name="P1" draw:layer="layout" svg:width="17.3cm" svg:height="4.952cm" svg:x="0.3cm" svg:y="6.126cm">
          <draw:text-box>
            <text:p><text:span text:style-name="T1">code </text:span><text:span text:style-name="T1">après </text:span><text:span text:style-name="T1">inject</text:span><text:span text:style-name="T1">ion</text:span></text:p>
            <text:p><text:span text:style-name="T2"><text:s text:c="2"/></text:span><text:span text:style-name="T2">4005</text:span><text:span text:style-name="T2">86:</text:span><text:span text:style-name="T2"><text:tab/></text:span><text:span text:style-name="T2">55 <text:s text:c="2"/></text:span><text:span text:style-name="T2"><text:s text:c="5"/></text:span><text:span text:style-name="T2"><text:s text:c="5"/></text:span><text:span text:style-name="T2"><text:s text:c="5"/></text:span><text:span text:style-name="T2"><text:s/></text:span><text:span text:style-name="T2"><text:tab/></text:span><text:span text:style-name="T2">push </text:span><text:span text:style-name="T2"><text:s text:c="2"/></text:span><text:span text:style-name="T2">%rbp</text:span></text:p>
            <text:p><text:span text:style-name="T2"><text:s text:c="2"/></text:span><text:span text:style-name="T2">4005</text:span><text:span text:style-name="T2">87:</text:span><text:span text:style-name="T2"><text:tab/></text:span><text:span text:style-name="T2">48 </text:span><text:span text:style-name="T2">89 </text:span><text:span text:style-name="T2">e5 <text:s text:c="2"/></text:span><text:span text:style-name="T2"><text:s text:c="5"/></text:span><text:span text:style-name="T2"><text:s text:c="5"/></text:span><text:span text:style-name="T2"><text:tab/></text:span><text:span text:style-name="T2">mov <text:s/></text:span><text:span text:style-name="T2"><text:s text:c="2"/></text:span><text:span text:style-name="T2">%rsp</text:span><text:span text:style-name="T2">,</text:span><text:span text:style-name="T2">%rbp</text:span></text:p>
            <text:p><text:span text:style-name="T2"><text:s text:c="2"/></text:span><text:span text:style-name="T3">4005</text:span><text:span text:style-name="T3">8a</text:span><text:span text:style-name="T2">:</text:span><text:span text:style-name="T2"><text:tab/></text:span><text:span text:style-name="T4">cc</text:span><text:span text:style-name="T5"> </text:span><text:span text:style-name="T5">83 </text:span><text:span text:style-name="T5">ec </text:span><text:span text:style-name="T5">10</text:span><text:span text:style-name="T2"> <text:s text:c="2"/></text:span><text:span text:style-name="T2"><text:s text:c="5"/></text:span><text:span text:style-name="T2"><text:s text:c="2"/></text:span><text:span text:style-name="T2"><text:tab/></text:span><text:span text:style-name="T4">int3</text:span><text:span text:style-name="T5"> </text:span><text:span text:style-name="T5">[gar</text:span><text:span text:style-name="T5">bage</text:span><text:span text:style-name="T5">...]</text:span></text:p>
            <text:p><text:span text:style-name="T5"><text:s text:c="2"/></text:span><text:span text:style-name="T5">4005</text:span><text:span text:style-name="T5">8e:</text:span><text:span text:style-name="T5"><text:tab/></text:span><text:span text:style-name="T5">89 </text:span><text:span text:style-name="T5">7d </text:span><text:span text:style-name="T5">fc <text:s text:c="2"/></text:span><text:span text:style-name="T5"><text:s text:c="5"/></text:span><text:span text:style-name="T5"><text:s text:c="5"/></text:span><text:span text:style-name="T5"><text:tab/></text:span><text:span text:style-name="T5">[gar</text:span><text:span text:style-name="T5">bage</text:span><text:span text:style-name="T5">...]</text:span></text:p>
            <text:p><text:span text:style-name="T5"><text:s text:c="2"/></text:span><text:span text:style-name="T5">4005</text:span><text:span text:style-name="T5">91:</text:span><text:span text:style-name="T5"><text:tab/></text:span><text:span text:style-name="T5">48 </text:span><text:span text:style-name="T5">89 </text:span><text:span text:style-name="T5">75 </text:span><text:span text:style-name="T5">f0 <text:s text:c="2"/></text:span><text:span text:style-name="T5"><text:s text:c="5"/></text:span><text:span text:style-name="T5"><text:s text:c="2"/></text:span><text:span text:style-name="T5"><text:tab/></text:span><text:span text:style-name="T5">[gar</text:span><text:span text:style-name="T5">bage</text:span><text:span text:style-name="T5">...]</text:span></text:p>
            <text:p><text:span text:style-name="T2"/></text:p>
          </draw:text-box>
        </draw:frame>
        <draw:frame draw:style-name="gr2" draw:text-style-name="P1" draw:layer="layout" svg:width="17.3cm" svg:height="1.686cm" svg:x="0.3cm" svg:y="-0.2cm">
          <draw:text-box>
            <text:p><text:span text:style-name="T1">code à injecter</text:span></text:p>
            <text:p><text:span text:style-name="T6"><text:tab/></text:span><text:span text:style-name="T6"><text:tab/></text:span><text:span text:style-name="T4">c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3" svg:font-family="'Latin Modern Sans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3cm" svg:stroke-color="#000000" draw:marker-start-width="0.26cm" draw:marker-end-width="0.26cm" draw:fill="none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15:48.379793048</meta:creation-date>
    <dc:date>2018-10-11T12:46:50.114038325</dc:date>
    <meta:editing-duration>P1DT17H16M5S</meta:editing-duration>
    <meta:editing-cycles>49</meta:editing-cycles>
    <meta:generator>LibreOffice/5.2.7.2$Linux_X86_64 LibreOffice_project/20m0$Build-2</meta:generator>
    <meta:document-statistic meta:object-count="3"/>
  </office:meta>
</office:document-meta>
</file>